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bc28" officeooo:paragraph-rsid="0009bc28"/>
    </style:style>
    <style:style style:name="P2" style:family="paragraph" style:parent-style-name="Standard">
      <style:text-properties officeooo:rsid="000ad472" officeooo:paragraph-rsid="000ad472"/>
    </style:style>
    <style:style style:name="P3" style:family="paragraph" style:parent-style-name="Standard">
      <style:text-properties officeooo:rsid="000d6d24" officeooo:paragraph-rsid="000d6d24"/>
    </style:style>
    <style:style style:name="P4" style:family="paragraph" style:parent-style-name="Preformatted_20_Text">
      <style:text-properties style:font-name="DejaVu Sans Mono" fo:font-size="8pt" style:font-size-asian="8pt" style:font-size-complex="8pt"/>
    </style:style>
    <style:style style:name="P5" style:family="paragraph" style:parent-style-name="Preformatted_20_Text">
      <style:text-properties officeooo:paragraph-rsid="000dbcd2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dbcd2"/>
    </style:style>
    <style:style style:name="P7" style:family="paragraph" style:parent-style-name="Title">
      <style:paragraph-properties fo:text-align="start" style:justify-single-word="false"/>
    </style:style>
    <style:style style:name="P8" style:family="paragraph" style:parent-style-name="Table_20_Contents">
      <style:text-properties style:font-name="DejaVu Sans Mono" fo:font-size="8pt" style:font-size-asian="7pt" style:font-size-complex="8pt"/>
    </style:style>
    <style:style style:name="T1" style:family="text">
      <style:text-properties officeooo:rsid="000ad472"/>
    </style:style>
    <style:style style:name="T2" style:family="text">
      <style:text-properties officeooo:rsid="000dbcd2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style:font-name="DejaVu Sans Mono" fo:font-size="8pt" officeooo:rsid="000dbcd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Install Log</text:p>
      <text:p text:style-name="P1"/>
      <text:h text:style-name="Heading_20_2" text:outline-level="2">Installing Node js 9 on Ubuntu</text:h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Source_20_Text"><text:span text:style-name="T5">sudo apt install curl</text:span></text:span></text:p>
            <text:p text:style-name="P5"><text:span text:style-name="Source_20_Text"><text:span text:style-name="T4">curl -sL https://deb.nodesource.com/setup_9.x | sudo -E bash -</text:span></text:span></text:p>
            <text:p text:style-name="P6"><text:span text:style-name="Source_20_Text"><text:span text:style-name="T4">sudo apt-get install -y nodejs</text:span></text:span></text:p>
          </table:table-cell>
        </table:table-row>
      </table:table>
      <text:p text:style-name="P1"/>
      <text:p text:style-name="P1"/>
      <text:h text:style-name="Heading_20_1" text:outline-level="1">LibreOffice</text:h>
      <text:h text:style-name="Heading_20_3" text:outline-level="3">Enable Macro Recording in LibreOffice</text:h>
      <text:p text:style-name="P2">Tools &gt; Options… &gt; LibreOffice &gt; Advanced &gt; Enable Macro Recording</text:p>
      <text:p text:style-name="P2"/>
      <text:p text:style-name="P2"/>
      <text:h text:style-name="Heading_20_3" text:outline-level="3">Install JRE on Ubuntu, </text:h>
      <text:p text:style-name="P3">This is required for macros to run in LibreOffic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Source_20_Text">sudo apt-get install default-jre</text:span></text:p>
          </table:table-cell>
        </table:table-row>
      </table:table>
      <text:p text:style-name="P2"/>
      <text:h text:style-name="Heading_20_3" text:outline-level="3">Assign a shortcut key to a recorded macro</text:h>
      <text:p text:style-name="P3">Tools &gt; Customize &gt; Keyboard</text:p>
      <text:p text:style-name="P3">I modified Alt+B and assigned it to the macro I recorded Bo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7:53:33.049743694</meta:creation-date>
    <dc:date>2018-02-05T08:33:40.458455832</dc:date>
    <dc:creator>Preston George</dc:creator>
    <meta:editing-duration>PT19M44S</meta:editing-duration>
    <meta:editing-cycles>4</meta:editing-cycles>
    <meta:generator>LibreOffice/5.4.2.2$Linux_X86_64 LibreOffice_project/40m0$Build-2</meta:generator>
    <meta:document-statistic meta:table-count="2" meta:image-count="0" meta:object-count="0" meta:page-count="1" meta:paragraph-count="14" meta:word-count="84" meta:character-count="503" meta:non-whitespace-character-count="432"/>
  </office:meta>
</office:document-meta>
</file>